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02124" style:font-name="Roboto" fo:font-size="14pt" fo:letter-spacing="normal" fo:font-style="normal" fo:font-weight="bold" style:font-size-asian="14pt" style:font-weight-asian="bold" style:font-size-complex="14pt" style:font-weight-complex="bold"/>
    </style:style>
    <style:style style:name="P3" style:family="paragraph" style:parent-style-name="Standard">
      <style:paragraph-properties fo:margin-left="0cm" fo:margin-right="0cm" fo:orphans="2" fo:widows="2" fo:text-indent="0cm" style:auto-text-indent="false"/>
      <style:text-properties fo:font-variant="normal" fo:text-transform="none" fo:color="#202124" style:font-name="Roboto" fo:font-size="12pt" fo:letter-spacing="normal" fo:font-style="normal" fo:font-weight="normal"/>
    </style:style>
    <style:style style:name="P4" style:family="paragraph" style:parent-style-name="Standard">
      <style:paragraph-properties fo:margin-left="0cm" fo:margin-right="0cm" fo:orphans="2" fo:widows="2" fo:text-indent="0cm" style:auto-text-indent="false"/>
    </style:style>
    <style:style style:name="T1" style:family="text">
      <style:text-properties fo:font-variant="normal" fo:text-transform="none" fo:color="#202124" style:font-name="Roboto" fo:font-size="12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ain Ride Demo</text:p>
      <text:p text:style-name="P3"/>
      <text:p text:style-name="P3"/>
      <text:p text:style-name="P1"><text:span text:style-name="T1">The train will have n number of carriages , n speed, it will read a time table and stop at its stations identified by id train and station respectively. The route will be in the dB with distance between stations recorded. The train will stop and open the doors follow a stop routine that will vary on route type.</text:span><text:line-break/></text:p>
      <text:p text:style-name="P1">EFD</text:p>
      <text:p text:style-name="P1"/>
      <text:p text:style-name="P1">Please refer to this diagram to see the database diagram please feel free to coment.s <text:s/></text:p>
      <text:p text:style-name="P1"/>
      <text:p text:style-name="P1">https://drive.google.com/file/d/1SkQlG4XtF7HNnnHc7jryz_vGNrC9Irn1/view?usp=sharing</text:p>
      <text:p text:style-name="P1"/>
      <text:p text:style-name="P1"/>
      <text:p text:style-name="P1">Route</text:p>
      <text:p text:style-name="P1"/>
      <text:p text:style-name="P1">+GetStops</text:p>
      <text:p text:style-name="P1">+CalculateTravelTime</text:p>
      <text:p text:style-name="P1">+PopulateRoutePlan</text:p>
      <text:p text:style-name="P1"/>
      <text:p text:style-name="P1"/>
      <text:p text:style-name="P1"/>
      <text:p text:style-name="P1">Train</text:p>
      <text:p text:style-name="P1">+list&lt;vechicle&gt; BuildTrain(RouteID)</text:p>
      <text:p text:style-name="P1">+int GetTrainSpeed(TrainId)</text:p>
      <text:p text:style-name="P1"/>
      <text:p text:style-name="P1">Stop</text:p>
      <text:p text:style-name="P1">+int CalculateStopTime(TrainId,stopid)</text:p>
      <text:p text:style-name="P1">//read the stop routine</text:p>
      <text:p text:style-name="P1">//read the train stop routine</text:p>
      <text:p text:style-name="P1">//agregate the the parts and get the time</text:p>
      <text:p text:style-name="P1"/>
      <text:p text:style-name="P1">TimeTable</text:p>
      <text:p text:style-name="P1">+list&lt;StationStopTimes&gt; BuildTimeTable(date)</text:p>
      <text:p text:style-name="P1">//what is a time table</text:p>
      <text:p text:style-name="P1">//it is a train</text:p>
      <text:p text:style-name="P1">// a start time</text:p>
      <text:p text:style-name="P1">//a set of stops</text:p>
      <text:p text:style-name="P1">//the time it takes to travel between the stops</text:p>
      <text:p text:style-name="P1">//the time spent at a stop</text:p>
      <text:p text:style-name="P1"/>
      <text:p text:style-name="P1">IsSafeToLeave</text:p>
      <text:p text:style-name="P1"/>
      <text:p text:style-name="P1">Events</text:p>
      <text:p text:style-name="P1"/>
      <text:p text:style-name="P1">Start Application</text:p>
      <text:p text:style-name="P1"/>
      <text:p text:style-name="P1">Find trains</text:p>
      <text:p text:style-name="P1"/>
      <text:p text:style-name="P1"/>
      <text:p text:style-name="P1"/>
      <text:p text:style-name="P1"><text:soft-page-break/>End Applicat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0H44M53S</meta:editing-duration>
    <meta:editing-cycles>19</meta:editing-cycles>
    <meta:generator>OpenOffice/4.1.3$Win32 OpenOffice.org_project/413m1$Build-9783</meta:generator>
    <dc:date>2019-01-17T21:28:51.22</dc:date>
    <dc:creator>Jon Bulmer</dc:creator>
    <meta:document-statistic meta:table-count="0" meta:image-count="0" meta:object-count="0" meta:page-count="2" meta:paragraph-count="30" meta:word-count="151" meta:character-count="1010"/>
    <meta:user-defined meta:name="Info 1"/>
    <meta:user-defined meta:name="Info 2"/>
    <meta:user-defined meta:name="Info 3"/>
    <meta:user-defined meta:name="Info 4"/>
  </office:meta>
</office:document-meta>
</file>